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95c" officeooo:paragraph-rsid="0007495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Kotlin se basa en acivitys principalmente, se podría decir que son como las clases de java. En vez de métodos se llaman funciones: fun funcionPrueba(...){...}, a diferencia de java, las funciones no tienen por que estar dentro de clases(activitys). Y como en pyhton no usamos ; al final de cada sentencia. Cuando busquemos información sobre Kotlin/andriodStudio es recinebdable buscar en android developer.</text:p>
      <text:p text:style-name="P1"><text:tab/>Tambien tiene clases y pueden extender:</text:p>
      <text:p text:style-name="P1">class MainActivity : ..la extensión..</text:p>
      <text:p text:style-name="P1"><text:tab/>empezariamos a codificar aquí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08:27.915000000</meta:creation-date>
    <dc:date>2023-09-22T18:13:54.604000000</dc:date>
    <meta:editing-duration>PT5M29S</meta:editing-duration>
    <meta:editing-cycles>1</meta:editing-cycles>
    <meta:document-statistic meta:table-count="0" meta:image-count="0" meta:object-count="0" meta:page-count="1" meta:paragraph-count="4" meta:word-count="77" meta:character-count="514" meta:non-whitespace-character-count="438"/>
    <meta:generator>LibreOffice/7.4.2.3$Windows_X86_64 LibreOffice_project/382eef1f22670f7f4118c8c2dd222ec7ad009daf</meta:generator>
  </office:meta>
</office:document-meta>
</file>